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24-01-09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4624" calcext:value-type="float">
            <text:p>24.8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23-01-10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22-01-11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21-02-22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20-01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9-01-08 0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8-01-19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084" calcext:value-type="float">
            <text:p>25.7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7-01-03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6-01-20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5-01-05 0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4-0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3-10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63</text:p>
          </table:table-cell>
          <table:table-cell office:value-type="string" calcext:value-type="string">
            <text:p>RUSH-113</text:p>
          </table:table-cell>
          <table:table-cell office:value-type="string" calcext:value-type="string">
            <text:p>201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